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ETINGS (15:1-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ETINGS (15:1-2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' meeting with the Pharisees (15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' meeting with the Pharisees (15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ccusation (15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condemnation (15:3-9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condemnation (15:3-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 speaks concerning their corruption (15:3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sus speaks concerning their character (15:7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sus' meeting with the Pharisees (15:1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accusation (15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ndemnation (15:3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ETINGS (15:1-2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Jesus' meeting with the Pharisees (15:1-9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esus' meeting with the people (15:10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sus' meeting with Peter (15:12-2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TTHEW 15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MEETINGS (15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IRACLES (15:21-3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MIRACLES (15:21-39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ealing a Canaanite woman's daughter (15:21-28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Healing a Canaanite woman's daughter (15:21-28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The brokenhearted mother (15:21-23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brokenhearted mother (15:21-23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place (15:21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plea (15:22-23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Healing a Canaanite woman's daughter (15:21-28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brokenhearted mother (15:21-2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kindhearted Messiah (15:24-2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kindhearted Messiah (15:24-28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minder (15:24-26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r response (15:27-28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Her response (15:27-28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reasoning (15:2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reward (15:2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kindhearted Messiah (15:24-28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His reminder (15:24-26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er response (15:27-2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Healing a Canaanite woman's daughter (15:21-28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brokenhearted mother (15:21-2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kindhearted Messiah (15:24-2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THE MIRACLES (15:21-39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ealing a Canaanite woman's daughter (15:21-28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Feeding the 4,000 (15:29-3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Feeding the 4,000 (15:29-39):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Meeting the needs of the hurting (15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eeting the needs of the hungry (15:32-3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2-tx-Title-and-Text" presentation:presentation-page-layout-name="Master1-PPL12" draw:id="Slide-273">
        <draw:frame draw:id="id117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eeting the needs of the hungry (15:32-39)<text:s text:c="1"/></text:span><text:span text:style-name="a670" text:class-names=""/></text:p>
          </draw:text-box>
          <svg:title/>
          <svg:desc/>
        </draw:frame>
        <draw:frame draw:id="id118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amount of food (15:32-3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abundance of food (15:35-3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9" draw:style-name="a683" draw:master-page-name="Master1-Layout12-tx-Title-and-Text" presentation:presentation-page-layout-name="Master1-PPL12" draw:id="Slide-274">
        <draw:frame draw:id="id119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Feeding the 4,000 (15:29-39):<text:s text:c="1"/></text:span><text:span text:style-name="a685" text:class-names=""/></text:p>
          </draw:text-box>
          <svg:title/>
          <svg:desc/>
        </draw:frame>
        <draw:frame draw:id="id120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Meeting the needs of the hurting (15:29-31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Meeting the needs of the hungry (15:32-3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20" draw:style-name="a698" draw:master-page-name="Master1-Layout12-tx-Title-and-Text" presentation:presentation-page-layout-name="Master1-PPL12" draw:id="Slide-275">
        <draw:frame draw:id="id121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MIRACLES (15:21-39)<text:s text:c="1"/></text:span><text:span text:style-name="a700" text:class-names=""/></text:p>
          </draw:text-box>
          <svg:title/>
          <svg:desc/>
        </draw:frame>
        <draw:frame draw:id="id122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ealing a Canaanite woman's daughter (15:21-28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Feeding the 4,000 (15:29-39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1" draw:style-name="a713" draw:master-page-name="Master1-Layout12-tx-Title-and-Text" presentation:presentation-page-layout-name="Master1-PPL12" draw:id="Slide-276">
        <draw:frame draw:id="id123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MATTHEW 15</text:span><text:span text:style-name="a715" text:class-names=""/></text:p>
          </draw:text-box>
          <svg:title/>
          <svg:desc/>
        </draw:frame>
        <draw:frame draw:id="id124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THE MEETINGS (15:1-20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MIRACLES (15:21-3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5</dc:title>
    <meta:initial-creator>David STRICKLAND</meta:initial-creator>
    <dc:creator>David STRICKLAND</dc:creator>
    <meta:creation-date>2020-02-22T17:36:01Z</meta:creation-date>
    <dc:date>2020-02-22T17:36:02Z</dc:date>
    <meta:template xlink:href="BibleStudy" xlink:type="simple"/>
    <meta:editing-cycles>1</meta:editing-cycles>
    <meta:editing-duration>PT0S</meta:editing-duration>
    <meta:document-statistic meta:paragraph-count="60" meta:word-count="421"/>
  </office:meta>
</office:document-meta>
</file>